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82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49.41pt"/>
    </style:style>
    <style:style style:name="co6" style:family="table-column">
      <style:table-column-properties fo:break-before="auto" style:column-width="6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human_desc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gend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blar <text:s text:c="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b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tengo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cative</text:p>
          </table:table-cell>
          <table:table-cell office:value-type="string" calcext:value-type="string">
            <text:p>tien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ien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n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né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ien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 pasticiple</text:p>
          </table:table-cell>
          <table:table-cell office:value-type="string" calcext:value-type="string">
            <text:p>teni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nido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enida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enido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enida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 part</text:p>
          </table:table-cell>
          <table:table-cell office:value-type="string" calcext:value-type="string">
            <text:p>tenien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resen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office:value-type="string" calcext:value-type="string">
            <text:p>tení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office:value-type="string" calcext:value-type="string">
            <text:p>tení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ní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ní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ní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ní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office:value-type="string" calcext:value-type="string">
            <text:p>tuv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finite</text:p>
          </table:table-cell>
          <table:table-cell office:value-type="string" calcext:value-type="string">
            <text:p>tuviste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terite</text:p>
          </table:table-cell>
          <table:table-cell office:value-type="string" calcext:value-type="string">
            <text:p>tuvo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uvi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uvist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uviero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office:value-type="string" calcext:value-type="string">
            <text:p>tendré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ndrá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ndrá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ndre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ndré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ndrá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nditional</text:p>
          </table:table-cell>
          <table:table-cell office:value-type="string" calcext:value-type="string">
            <text:p>tendría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dría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dría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dría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dría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dría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teng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teng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g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g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gá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g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erfect</text:p>
          </table:table-cell>
          <table:table-cell office:value-type="string" calcext:value-type="string">
            <text:p>tuvies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tuvies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vies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viés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vies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vies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office:value-type="string" calcext:value-type="string">
            <text:p>tuvier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tuvier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vier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viér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vier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vier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office:value-type="string" calcext:value-type="string">
            <text:p>tuvier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office:value-type="string" calcext:value-type="string">
            <text:p>tuvier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uvier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uviér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uvier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uvier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erative</text:p>
          </table:table-cell>
          <table:table-cell office:value-type="string" calcext:value-type="string">
            <text:p>t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e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 style:data-style-name="N2" text:time-value="12:34:52.3620946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5:15:20.709248063</meta:creation-date>
    <dc:date>2021-01-16T12:35:12.633384869</dc:date>
    <meta:editing-duration>PT1H25M5S</meta:editing-duration>
    <meta:editing-cycles>16</meta:editing-cycles>
    <meta:generator>LibreOffice/6.0.7.3$Linux_X86_64 LibreOffice_project/00m0$Build-3</meta:generator>
    <meta:document-statistic meta:table-count="1" meta:cell-count="428" meta:object-count="0"/>
  </office:meta>
</office:document-meta>
</file>